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bbdd" officeooo:paragraph-rsid="0015bbdd"/>
    </style:style>
    <style:style style:name="P2" style:family="paragraph" style:parent-style-name="Standard">
      <style:text-properties officeooo:rsid="0015bbdd" officeooo:paragraph-rsid="001827fb"/>
    </style:style>
    <style:style style:name="P3" style:family="paragraph" style:parent-style-name="Standard">
      <style:text-properties officeooo:rsid="0015bbdd" officeooo:paragraph-rsid="0020a126"/>
    </style:style>
    <style:style style:name="P4" style:family="paragraph" style:parent-style-name="Standard">
      <style:text-properties officeooo:rsid="0015bbdd" officeooo:paragraph-rsid="002485ad"/>
    </style:style>
    <style:style style:name="P5" style:family="paragraph" style:parent-style-name="Standard">
      <style:text-properties officeooo:rsid="0015bbdd" officeooo:paragraph-rsid="00275543"/>
    </style:style>
    <style:style style:name="P6" style:family="paragraph" style:parent-style-name="Standard">
      <style:text-properties officeooo:rsid="0015bbdd" officeooo:paragraph-rsid="00280873"/>
    </style:style>
    <style:style style:name="P7" style:family="paragraph" style:parent-style-name="Standard">
      <style:text-properties officeooo:rsid="0016973b" officeooo:paragraph-rsid="0016973b"/>
    </style:style>
    <style:style style:name="P8" style:family="paragraph" style:parent-style-name="Standard">
      <style:text-properties officeooo:rsid="0016973b" officeooo:paragraph-rsid="00280873"/>
    </style:style>
    <style:style style:name="P9" style:family="paragraph" style:parent-style-name="Standard">
      <style:text-properties officeooo:rsid="001827fb" officeooo:paragraph-rsid="001827fb"/>
    </style:style>
    <style:style style:name="P10" style:family="paragraph" style:parent-style-name="Standard">
      <style:text-properties officeooo:rsid="0018718e" officeooo:paragraph-rsid="0018718e"/>
    </style:style>
    <style:style style:name="P11" style:family="paragraph" style:parent-style-name="Standard">
      <style:text-properties officeooo:rsid="001bf22f" officeooo:paragraph-rsid="001bf22f"/>
    </style:style>
    <style:style style:name="P12" style:family="paragraph" style:parent-style-name="Standard">
      <style:text-properties style:text-line-through-style="solid" style:text-line-through-type="single" officeooo:rsid="0018718e" officeooo:paragraph-rsid="0018718e"/>
    </style:style>
    <style:style style:name="P13" style:family="paragraph" style:parent-style-name="Standard">
      <style:text-properties style:text-line-through-style="solid" style:text-line-through-type="single" fo:font-weight="bold" officeooo:rsid="0018718e" officeooo:paragraph-rsid="0018718e" style:font-weight-asian="bold" style:font-weight-complex="bold"/>
    </style:style>
    <style:style style:name="P14" style:family="paragraph" style:parent-style-name="Standard">
      <style:text-properties style:text-line-through-style="solid" style:text-line-through-type="single" fo:font-weight="bold" officeooo:rsid="001a3b9c" officeooo:paragraph-rsid="001a3b9c" style:font-weight-asian="bold" style:font-weight-complex="bold"/>
    </style:style>
    <style:style style:name="P15" style:family="paragraph" style:parent-style-name="Standard">
      <style:text-properties style:text-line-through-style="solid" style:text-line-through-type="single" style:text-underline-style="none" fo:font-weight="normal" officeooo:rsid="001a3b9c" officeooo:paragraph-rsid="001a3b9c" style:font-weight-asian="normal" style:font-weight-complex="normal"/>
    </style:style>
    <style:style style:name="P16" style:family="paragraph" style:parent-style-name="Standard">
      <style:text-properties style:text-line-through-style="solid" style:text-line-through-type="single" style:text-underline-style="none" fo:font-weight="normal" officeooo:rsid="0018718e" officeooo:paragraph-rsid="0018718e" style:font-weight-asian="normal" style:font-weight-complex="normal"/>
    </style:style>
    <style:style style:name="P17" style:family="paragraph" style:parent-style-name="Standard">
      <style:text-properties style:text-line-through-style="solid" style:text-line-through-type="single" officeooo:rsid="001a3b9c" officeooo:paragraph-rsid="001a3b9c"/>
    </style:style>
    <style:style style:name="P18" style:family="paragraph" style:parent-style-name="Standard">
      <style:text-properties style:text-line-through-style="solid" style:text-line-through-type="single" officeooo:rsid="0015bbdd" officeooo:paragraph-rsid="0020a126"/>
    </style:style>
    <style:style style:name="P19" style:family="paragraph" style:parent-style-name="Standard">
      <style:text-properties style:text-underline-style="none" officeooo:rsid="0016973b" officeooo:paragraph-rsid="0016973b"/>
    </style:style>
    <style:style style:name="P20" style:family="paragraph" style:parent-style-name="Standard">
      <style:text-properties officeooo:rsid="00233ef4" officeooo:paragraph-rsid="00233ef4"/>
    </style:style>
    <style:style style:name="P21" style:family="paragraph" style:parent-style-name="Standard">
      <style:text-properties style:text-line-through-style="none" style:text-line-through-type="none" officeooo:rsid="0016973b" officeooo:paragraph-rsid="00280873"/>
    </style:style>
    <style:style style:name="P22" style:family="paragraph" style:parent-style-name="Standard">
      <style:text-properties style:text-line-through-style="none" style:text-line-through-type="none" officeooo:rsid="002ac8bf" officeooo:paragraph-rsid="002ac8bf"/>
    </style:style>
    <style:style style:name="P23" style:family="paragraph" style:parent-style-name="Standard">
      <style:text-properties officeooo:rsid="0015bbdd" officeooo:paragraph-rsid="002983cc"/>
    </style:style>
    <style:style style:name="T1" style:family="text">
      <style:text-properties officeooo:rsid="001827fb"/>
    </style:style>
    <style:style style:name="T2" style:family="text">
      <style:text-properties officeooo:rsid="0018718e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officeooo:rsid="0021779d"/>
    </style:style>
    <style:style style:name="T6" style:family="text">
      <style:text-properties officeooo:rsid="00275543"/>
    </style:style>
    <style:style style:name="T7" style:family="text">
      <style:text-properties officeooo:rsid="00275c00"/>
    </style:style>
    <style:style style:name="T8" style:family="text">
      <style:text-properties officeooo:rsid="002983c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Logo <text:s text:c="14"/>Home About Events Vlog Contact</text:p>
      <text:p text:style-name="P23"><text:s text:c="34"/>Members</text:p>
      <text:p text:style-name="P23"><text:s text:c="34"/><text:span text:style-name="T8">Modni</text:span> <text:s/></text:p>
      <text:p text:style-name="P5"/>
      <text:p text:style-name="P5"><text:span text:style-name="T6">239 56 53</text:span> <text:s text:c="30"/></text:p>
      <text:p text:style-name="P4"/>
      <text:p text:style-name="P1"/>
      <text:p text:style-name="P9">Apply (application form page), Sign_up, in (user sign_up page), Contact Us </text:p>
      <text:p text:style-name="P1"/>
      <text:p text:style-name="P1"/>
      <text:p text:style-name="P1">Home <text:span text:style-name="T1">(index, about)</text:span> </text:p>
      <text:p text:style-name="P1"/>
      <text:p text:style-name="P1">– About Modni (Brief description). Who are WE? Our Mission (redirect to About page button)</text:p>
      <text:p text:style-name="P1">- Want to Join? Apply! (Apply Button .. <text:s/>Application Form page)</text:p>
      <text:p text:style-name="P1">- Why Join Us? (About four reasons)</text:p>
      <text:p text:style-name="P1">- Join! (redirect to Members page)</text:p>
      <text:p text:style-name="P1">- Some of Our Recent Events! (Shows few event photos. When clicked redirect to its event) (Also has Past Events button to redirect to Events page)</text:p>
      <text:p text:style-name="P1">- Recent Vlog Posts (Shows few vlog posts)</text:p>
      <text:p text:style-name="P1"/>
      <text:p text:style-name="P1">About <text:span text:style-name="T2">(about from home controller)</text:span></text:p>
      <text:p text:style-name="P1"/>
      <text:p text:style-name="P1">- Our Desire! </text:p>
      <text:p text:style-name="P1">- Why did we start?</text:p>
      <text:p text:style-name="P1">- with nav picture, Our Mission, What makes us different, Why Choose Us? Where can you find Us?</text:p>
      <text:p text:style-name="P1">- Join button on a seperate nav bar</text:p>
      <text:p text:style-name="P1"/>
      <text:p text:style-name="P1">* Our team page, lists all mem<text:span text:style-name="T7">bers circle photo</text:span> short description</text:p>
      <text:p text:style-name="P1">* Apply</text:p>
      <text:p text:style-name="P1">* Sponsor Us!</text:p>
      <text:p text:style-name="P1"/>
      <text:p text:style-name="P1">Events <text:span text:style-name="T1">(index, show, new, edit, destroy)</text:span></text:p>
      <text:p text:style-name="P1"/>
      <text:p text:style-name="P1">- Lists all the pictures and short description to each of them</text:p>
      <text:p text:style-name="P1">- Likes are possible, Share are possible</text:p>
      <text:p text:style-name="P1">- If selected, Big title, next button, back button to list all of the events</text:p>
      <text:p text:style-name="P1"/>
      <text:p text:style-name="P2">Vlog <text:span text:style-name="T1">(index, show, new, edit, destroy)</text:span></text:p>
      <text:p text:style-name="P1"/>
      <text:p text:style-name="P1">- Shows date when filmed.</text:p>
      <text:p text:style-name="P1">- Left nav bar has Recent Posts listed about 5</text:p>
      <text:p text:style-name="P1"/>
      <text:p text:style-name="P1">Contact Us <text:span text:style-name="T2">(index contacts controller)</text:span></text:p>
      <text:p text:style-name="P1"/>
      <text:p text:style-name="P1">- Show map</text:p>
      <text:p text:style-name="P1">- Form for Name, Email, Subject, Your Message</text:p>
      <text:p text:style-name="P7">- Dont hesitate to talk to us! Blah blah</text:p>
      <text:p text:style-name="P7">- Feedback? Blah blah</text:p>
      <text:p text:style-name="P7">- Address, Email list</text:p>
      <text:p text:style-name="P7"><text:soft-page-break/></text:p>
      <text:p text:style-name="P7"/>
      <text:p text:style-name="P7"/>
      <text:p text:style-name="P7"/>
      <text:p text:style-name="P7"/>
      <text:p text:style-name="P7">Sign Up, Sign In, Admin</text:p>
      <text:p text:style-name="P7"/>
      <text:p text:style-name="P7">Random can view everything but cant create comment.</text:p>
      <text:p text:style-name="P7">Members can view everything + add comment, like, favourite</text:p>
      <text:p text:style-name="P7">Admin can add, edit, delete comments, vlogs, events etc... basically everything.</text:p>
      <text:p text:style-name="P7"/>
      <text:p text:style-name="P7"/>
      <text:p text:style-name="P7">Geocode where events are located and shows the distance. </text:p>
      <text:p text:style-name="P7"/>
      <text:p text:style-name="P19">Fund?</text:p>
      <text:p text:style-name="P7"/>
      <text:p text:style-name="P10">---Created Contact, Application model</text:p>
      <text:p text:style-name="P20">Application-form</text:p>
      <text:p text:style-name="P20">first_name last_name birthdate email address </text:p>
      <text:p text:style-name="P10"/>
      <text:p text:style-name="P10"/>
      <text:p text:style-name="P11">To-dos:</text:p>
      <text:p text:style-name="P11"/>
      <text:p text:style-name="P11"/>
      <text:p text:style-name="P12">-User has many vlogs, events, comments</text:p>
      <text:p text:style-name="P12"/>
      <text:p text:style-name="P12">-vlogs have many comments <text:span text:style-name="T4">have many likes</text:span>, events have many comments <text:span text:style-name="T4">have many likes</text:span></text:p>
      <text:p text:style-name="P12"/>
      <text:p text:style-name="P12">-comment belongs to user, vlog, event </text:p>
      <text:p text:style-name="P12"/>
      <text:p text:style-name="P13">models:</text:p>
      <text:p text:style-name="P13"/>
      <text:p text:style-name="P15">user first_name:string last_name:string email:string password_digest:string</text:p>
      <text:p text:style-name="P16">vlog title:string body:text user:references</text:p>
      <text:p text:style-name="P16">event title:string body:text user:references</text:p>
      <text:p text:style-name="P16">comment body:text vlog:references event:references user:references</text:p>
      <text:p text:style-name="P15">contact email:string first_name:string last_name:string message:text</text:p>
      <text:p text:style-name="P15">application first_name:string last_name:string email:string message:text</text:p>
      <text:p text:style-name="P15"/>
      <text:p text:style-name="P14">Controllers:</text:p>
      <text:p text:style-name="P17"/>
      <text:p text:style-name="P17">users, vlogs, events, comments, home, contacts</text:p>
      <text:p text:style-name="P17"/>
      <text:p text:style-name="P18">Home <text:span text:style-name="T1">(index, about)</text:span> </text:p>
      <text:p text:style-name="P3"/>
      <text:p text:style-name="P18">– About Modni (Brief description). Who are WE? Our Mission (redirect to About page button)</text:p>
      <text:p text:style-name="P18">- <text:span text:style-name="T5">Please add bottom space on why join us div. Make Sure everything looks normal when we have small screen size.</text:span></text:p>
      <text:p text:style-name="P18">- Want to Join? Apply! (Apply Button .. <text:s/>Application Form page)</text:p>
      <text:p text:style-name="P18"><text:soft-page-break/>- Why Join Us? (About four reasons)</text:p>
      <text:p text:style-name="P18">- Join! (redirect to Members page)</text:p>
      <text:p text:style-name="P3">- Some of Our Recent Events! (Shows few event photos. When clicked redirect to its event) (Also has <text:s text:c="2"/>Past Events button to redirect to Events page)</text:p>
      <text:p text:style-name="P18">-<text:span text:style-name="T3"> Recent Vlog Posts (Shows few vlog posts)</text:span></text:p>
      <text:p text:style-name="P18"/>
      <text:p text:style-name="P6">About <text:span text:style-name="T2">(about from home controller)</text:span></text:p>
      <text:p text:style-name="P6"/>
      <text:p text:style-name="P6">- Our Desire! </text:p>
      <text:p text:style-name="P6">- Why did we start?</text:p>
      <text:p text:style-name="P6">- with nav picture, Our Mission, What makes us different, Why Choose Us? Where can you find Us?</text:p>
      <text:p text:style-name="P6">- Join button on a seperate nav bar</text:p>
      <text:p text:style-name="P6"/>
      <text:p text:style-name="P6">* Our team page, lists all mem<text:span text:style-name="T7">bers circle photo</text:span> short description</text:p>
      <text:p text:style-name="P6">* Apply</text:p>
      <text:p text:style-name="P6">* Sponsor Us!</text:p>
      <text:p text:style-name="P6"/>
      <text:p text:style-name="P6">Events <text:span text:style-name="T1">(index, show, new, edit, destroy)</text:span></text:p>
      <text:p text:style-name="P6"/>
      <text:p text:style-name="P6">- Lists all the pictures and short description to each of them</text:p>
      <text:p text:style-name="P6">- Likes are possible, Share are possible</text:p>
      <text:p text:style-name="P6">- If selected, Big title, next button, back button to list all of the events</text:p>
      <text:p text:style-name="P6"/>
      <text:p text:style-name="P6">Vlog <text:span text:style-name="T1">(index, show, new, edit, destroy)</text:span></text:p>
      <text:p text:style-name="P6"/>
      <text:p text:style-name="P6">- Shows date when filmed.</text:p>
      <text:p text:style-name="P6">- Left nav bar has Recent Posts listed about 5</text:p>
      <text:p text:style-name="P6"/>
      <text:p text:style-name="P6">Contact Us <text:span text:style-name="T2">(index contacts controller)</text:span></text:p>
      <text:p text:style-name="P6"/>
      <text:p text:style-name="P6">- Show map</text:p>
      <text:p text:style-name="P6">- Form for Name, Email, Subject, Your Message</text:p>
      <text:p text:style-name="P8">- Dont hesitate to talk to us! Blah blah</text:p>
      <text:p text:style-name="P8">- Feedback? Blah blah</text:p>
      <text:p text:style-name="P8">- Address, Email list</text:p>
      <text:p text:style-name="P21"/>
      <text:p text:style-name="P22">Work on Circle Logo for mobile sized scre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20:43:21.819265869</meta:creation-date>
    <dc:date>2015-12-09T19:50:08.817771343</dc:date>
    <meta:editing-duration>PT2H37M41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3" meta:paragraph-count="85" meta:word-count="616" meta:character-count="3802" meta:non-whitespace-character-count="3143"/>
  </office:meta>
</office:document-meta>
</file>